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egoe UI Semibold" svg:font-family="'Segoe UI Semibold'" style:font-family-generic="swiss" style:font-pitch="variable"/>
    <style:font-face style:name="Segoe UI Symbol" svg:font-family="'Segoe UI Symbol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style:font-name="Segoe UI Semibold"/>
    </style:style>
    <style:style style:name="P2" style:family="paragraph">
      <style:text-properties style:font-name="Segoe UI Symbol"/>
    </style:style>
    <style:style style:name="P3" style:family="paragraph">
      <loext:graphic-properties draw:fill="none" draw:fill-color="#ffffff"/>
      <style:text-properties style:font-name="Segoe UI Symbol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53cm" svg:x="1.4cm" svg:y="1.731cm" presentation:class="title" presentation:user-transformed="true">
          <draw:text-box>
            <text:p text:style-name="P1"><text:span text:style-name="T1">Le sexisme en politique</text:span><text:span text:style-name="T1"><text:line-break/></text:span><text:span text:style-name="T1">en France et à l’étranger</text:span></text:p>
          </draw:text-box>
        </draw:frame>
        <draw:frame draw:style-name="gr1" draw:text-style-name="P3" draw:layer="layout" svg:width="12.192cm" svg:height="1.098cm" svg:x="0.254cm" svg:y="14.478cm">
          <draw:text-box>
            <text:p text:style-name="P2">Elio, Lily, Gabrien, Léonard, Swann</text:p>
          </draw:text-box>
        </draw:frame>
        <draw:frame draw:style-name="gr1" draw:text-style-name="P4" draw:layer="layout" svg:width="24.13cm" svg:height="3.095cm" svg:x="2.286cm" svg:y="6.858cm">
          <draw:text-box>
            <text:p>I. Pays <text:span text:style-name="T2">sous</text:span><text:span text:style-name="T3"> développés</text:span></text:p>
            <text:p><text:span text:style-name="T3">II. Pays “</text:span><text:span text:style-name="T2">sur</text:span><text:span text:style-name="T3">” développés</text:span></text:p>
            <text:p><text:span text:style-name="T3">III. Et en Fance ?</text:span></text:p>
            <text:p><text:span text:style-name="T3">IV. Femmes notable en politique dans le mon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egoe UI Semibold" svg:font-family="'Segoe UI Semibold'" style:font-family-generic="swiss" style:font-pitch="variable"/>
    <style:font-face style:name="Segoe UI Symbol" svg:font-family="'Segoe UI Symbol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3.2$Windows_X86_64 LibreOffice_project/8f48d515416608e3a835360314dac7e47fd0b821</meta:generator>
    <dc:date>2020-11-13T11:36:01.813000000</dc:date>
    <meta:editing-duration>PT8M34S</meta:editing-duration>
    <meta:editing-cycles>1</meta:editing-cycles>
    <meta:document-statistic meta:object-count="26"/>
  </office:meta>
</office:document-meta>
</file>